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JX2 Display Overview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Overview of the display subsystem for my BJX2 core prototype.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ajor Sub-Mode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Color Cell</text:p>
                <text:list>
                  <text:list-item>
                    <text:p>Various cell formats with different properties.</text:p>
                  </text:list-item>
                  <text:list-item>
                    <text:p>Each cell is 128 or 256 bits.</text:p>
                  </text:list-item>
                  <text:list-item>
                    <text:p>Can represent either a character cell or graphics.</text:p>
                  </text:list-item>
                </text:list>
              </text:list-item>
              <text:list-item>
                <text:p>Bitmap</text:p>
                <text:list>
                  <text:list-item>
                    <text:p>Each pixel is encoded directly.</text:p>
                  </text:list-item>
                  <text:list-item>
                    <text:p>Can give high quality, but needs a lot more memory.</text:p>
                  </text:list-item>
                </text:list>
              </text:list-item>
              <text:list-item>
                <text:p>Controlled via a Screen Mode MMIO regist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creen Memor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2"><text:span text:style-name="T1">Screen Memory starts at 0xF00A0000, up to 128K</text:span></text:p>
                <text:list>
                  <text:list-item>
                    <text:p><text:span text:style-name="T1">Can also be configured as 32K or 64K</text:span></text:p>
                  </text:list-item>
                  <text:list-item>
                    <text:p><text:span text:style-name="T1">As MMIO, it is DWORD based, not byte addressable.</text:span></text:p>
                  </text:list-item>
                </text:list>
              </text:list-item>
              <text:list-item>
                <text:p text:style-name="P2"><text:span text:style-name="T1">Screen memory is in BRAM, not DRAM</text:span></text:p>
                <text:list>
                  <text:list-item>
                    <text:p><text:span text:style-name="T1">The amount of BRAM available depends on the FPGA.</text:span></text:p>
                    <text:list>
                      <text:list-item>
                        <text:p><text:span text:style-name="T1">Thus, no high-resolution bitmap graphics.</text:span></text:p>
                      </text:list-item>
                    </text:list>
                  </text:list-item>
                  <text:list-item>
                    <text:p><text:span text:style-name="T1">Redrawing the screen requires low latency and high bandwidth.</text:span></text:p>
                    <text:list>
                      <text:list-item>
                        <text:p><text:span text:style-name="T1">This made the use of Block-RAM preferable.</text:span></text:p>
                      </text:list-item>
                    </text:list>
                  </text:list-item>
                </text:list>
              </text:list-item>
              <text:list-item>
                <text:p><text:span text:style-name="T1">Typically, things are drawn off-screen, and then the resultant image is copied over.</text:span></text:p>
                <text:list>
                  <text:list-item>
                    <text:p><text:span text:style-name="T1">This may involve the use of a color-cell encod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creen Layout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3"><text:span text:style-name="T2">Screen is organized as a grid of cells, starting in the top left corner.</text:span></text:p>
              </text:list-item>
              <text:list-item>
                <text:p text:style-name="P3"><text:span text:style-name="T2">Screen resolution can be effected by changing the number of rows and columns, within the limits of the existent screen memory.</text:span></text:p>
                <text:list>
                  <text:list-item>
                    <text:p text:style-name="P3"><text:span text:style-name="T2">40x25 gives 320x200 with 8x8 cells.</text:span></text:p>
                  </text:list-item>
                  <text:list-item>
                    <text:p text:style-name="P3"><text:span text:style-name="T2">80x50 gives 640x400 with 8x8 cells.</text:span></text:p>
                  </text:list-item>
                  <text:list-item>
                    <text:p text:style-name="P3"><text:span text:style-name="T2">100x37 gives 800x296 with 8x8 cells.</text:span></text:p>
                    <text:list>
                      <text:list-item>
                        <text:p text:style-name="P3"><text:span text:style-name="T2">Or, 800x592 with 8x16 cells.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2">Modes exceeding available screen memory may result in the screen contents wrapping around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creen Registers (1)</text:p>
          </draw:text-box>
        </draw:frame>
        <draw:frame presentation:style-name="pr5" draw:text-style-name="P2" draw:layer="layout" svg:width="25.199cm" svg:height="14.567cm" svg:x="1.4cm" svg:y="4.914cm" presentation:class="outline" presentation:user-transformed="true">
          <draw:text-box>
            <text:list text:style-name="L3">
              <text:list-item>
                <text:p text:style-name="P2"><text:span text:style-name="T1">Screen registers are located at 0xF00BFF00</text:span></text:p>
              </text:list-item>
              <text:list-item>
                <text:p text:style-name="P2"><text:span text:style-name="T1">Screen Mode is register 0.</text:span></text:p>
                <text:list>
                  <text:list-item>
                    <text:p text:style-name="P2"><text:span text:style-name="T1">Bit 0: 80/100 columns vs 40/50</text:span></text:p>
                  </text:list-item>
                  <text:list-item>
                    <text:p text:style-name="P2"><text:span text:style-name="T1">Bit 1: Reduce cells to 128 bits (HalfWidth).</text:span></text:p>
                    <text:list>
                      <text:list-item>
                        <text:p text:style-name="P2"><text:span text:style-name="T1">Precludes using 256-bit cell formats.</text:span></text:p>
                      </text:list-item>
                    </text:list>
                  </text:list-item>
                  <text:list-item>
                    <text:p text:style-name="P2"><text:span text:style-name="T1">Bit 2: Use 50 rows vs 25.</text:span></text:p>
                  </text:list-item>
                  <text:list-item>
                    <text:p text:style-name="P2"><text:span text:style-name="T1">Bit 3: Use 800x600 vs 640x400 as base resolution.</text:span></text:p>
                    <text:list>
                      <text:list-item>
                        <text:p text:style-name="P2"><text:span text:style-name="T1">Selects 50/100 columns vs 40/80.</text:span></text:p>
                      </text:list-item>
                    </text:list>
                  </text:list-item>
                  <text:list-item>
                    <text:p text:style-name="P2"><text:span text:style-name="T1">Bits (7:4): Screen Mode</text:span></text:p>
                    <text:list>
                      <text:list-item>
                        <text:p text:style-name="P2"><text:span text:style-name="T1">0, 8: Color Cell, 0=YUV, 8=RGB</text:span></text:p>
                      </text:list-item>
                      <text:list-item>
                        <text:p text:style-name="P2"><text:span text:style-name="T1">1, 9: Bitmap (16bpp), 1=YUV, 9=RGB</text:span></text:p>
                      </text:list-item>
                      <text:list-item>
                        <text:p text:style-name="P2"><text:span text:style-name="T1">2, A: Bitmap (4bpp RGBI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creen Registers (2)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3"><text:span text:style-name="T2">Screen registers 1..7 are reserved for now.</text:span></text:p>
                <text:list>
                  <text:list-item>
                    <text:p><text:span text:style-name="T2">Note that VGA timings are hard-coded in the hardware.</text:span></text:p>
                  </text:list-item>
                </text:list>
              </text:list-item>
              <text:list-item>
                <text:p text:style-name="P3"><text:span text:style-name="T2">Screen register 8 is a frame number.</text:span></text:p>
                <text:list>
                  <text:list-item>
                    <text:p text:style-name="P3"><text:span text:style-name="T2">This is written by the program on frame advance.</text:span></text:p>
                  </text:list-item>
                </text:list>
              </text:list-item>
              <text:list-item>
                <text:p text:style-name="P3"><text:span text:style-name="T2">Screen registers C..F allow storing into Font SRAM.</text:span></text:p>
                <text:list>
                  <text:list-item>
                    <text:p text:style-name="P3"><text:span text:style-name="T2">The register selects which of the four WORDs to store into.</text:span></text:p>
                  </text:list-item>
                  <text:list-item>
                    <text:p text:style-name="P3"><text:span text:style-name="T2">The high bits of the stored value give the index.</text:span></text:p>
                  </text:list-item>
                  <text:list-item>
                    <text:p text:style-name="P3"><text:span text:style-name="T2">The low bits of the stored value give the WORD value to be stor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lor-Cell Modes</text:p>
          </draw:text-box>
        </draw:frame>
        <draw:frame presentation:style-name="pr5" draw:text-style-name="P3" draw:layer="layout" svg:width="25.199cm" svg:height="15.078cm" svg:x="1.4cm" svg:y="4.914cm" presentation:class="outline" presentation:user-transformed="true">
          <draw:text-box>
            <text:list text:style-name="L3">
              <text:list-item>
                <text:p text:style-name="P3"><text:span text:style-name="T2">Each cell has a major mode and submode.</text:span></text:p>
                <text:list>
                  <text:list-item>
                    <text:p><text:span text:style-name="T2">Given by the high order 2 bits of the first two DWORDs.</text:span></text:p>
                  </text:list-item>
                </text:list>
              </text:list-item>
              <text:list-item>
                <text:p text:style-name="P3"><text:span text:style-name="T2">0.x: Text Cells</text:span></text:p>
                <text:list>
                  <text:list-item>
                    <text:p text:style-name="P3"><text:span text:style-name="T2">Pair of colors, attribute bits, font and character.</text:span></text:p>
                  </text:list-item>
                </text:list>
              </text:list-item>
              <text:list-item>
                <text:p text:style-name="P3"><text:span text:style-name="T2">1.x: Basic Graphics (low-detail, historical)</text:span></text:p>
              </text:list-item>
              <text:list-item>
                <text:p text:style-name="P3"><text:span text:style-name="T2">2.0: 8x8x1 (128-bit)</text:span></text:p>
              </text:list-item>
              <text:list-item>
                <text:p text:style-name="P3"><text:span text:style-name="T2">2.2: 8x8x2+UV4x4x2 (256-bit, YUV 4:2:0)</text:span></text:p>
                <text:list>
                  <text:list-item>
                    <text:p text:style-name="P3"><text:span text:style-name="T2">Defines a YUV space cube for the 8x8 cell.</text:span></text:p>
                  </text:list-item>
                </text:list>
              </text:list-item>
              <text:list-item>
                <text:p text:style-name="P3"><text:span text:style-name="T2">3.1: 8x16x1 (256-bit), color pair per 4x8 sub-cell</text:span></text:p>
              </text:list-item>
              <text:list-item>
                <text:p text:style-name="P3"><text:span text:style-name="T2">3.2 4x8 (256-bit), color pairs per 2x2 sub-cell</text:span></text:p>
              </text:list-item>
              <text:list-item>
                <text:p text:style-name="P3"><text:span text:style-name="T2">3.3 8x8 (256-bit), color pairs per 4x4 sub-cel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ext Cell Modes, 0.x and 1.x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Laid out as a character cell.</text:p>
                <text:list>
                  <text:list-item>
                    <text:p>(31:30)=Tag</text:p>
                  </text:list-item>
                  <text:list-item>
                    <text:p>(29:28)=Color Mode</text:p>
                  </text:list-item>
                  <text:list-item>
                    <text:p>(27:22)=Color B (6-bit, RGB222)</text:p>
                  </text:list-item>
                  <text:list-item>
                    <text:p>(21:16)=Color A (6-bit, RGB222)</text:p>
                  </text:list-item>
                  <text:list-item>
                    <text:p>(15:10)=Attribute Flags (0.x, Text Cells)</text:p>
                  </text:list-item>
                  <text:list-item>
                    <text:p>( <text:s/>9: <text:s/>8)=Font Selector (0.x)</text:p>
                  </text:list-item>
                  <text:list-item>
                    <text:p>( <text:s/>7: <text:s/>0)=Character Glyph (0.x)</text:p>
                  </text:list-item>
                  <text:list-item>
                    <text:p>(15: <text:s/>0)=Pixel Bits (1.x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ext Cell Modes (Cont)</text:p>
          </draw:text-box>
        </draw:frame>
        <draw:frame presentation:style-name="pr5" draw:text-style-name="P2" draw:layer="layout" svg:width="25.199cm" svg:height="15.065cm" svg:x="1.4cm" svg:y="4.914cm" presentation:class="outline" presentation:user-transformed="true">
          <draw:text-box>
            <text:list text:style-name="L3">
              <text:list-item>
                <text:p text:style-name="P2"><text:span text:style-name="T1">Font 0: ASCII / CP-437 (ROM Font)</text:span></text:p>
              </text:list-item>
              <text:list-item>
                <text:p text:style-name="P2"><text:span text:style-name="T1">Font 1: Graphical Symbols (ROM Font)</text:span></text:p>
                <text:list>
                  <text:list-item>
                    <text:p text:style-name="P2"><text:span text:style-name="T1">00..7F: Partition Patterns (Similar to those in BC7)</text:span></text:p>
                  </text:list-item>
                  <text:list-item>
                    <text:p text:style-name="P2"><text:span text:style-name="T1">80..FF: PETSCII style extended symbols</text:span></text:p>
                  </text:list-item>
                </text:list>
              </text:list-item>
              <text:list-item>
                <text:p text:style-name="P2"><text:span text:style-name="T1">Font 2/3: User Font SRAM (512 glyphs, 8x8)</text:span></text:p>
                <text:list>
                  <text:list-item>
                    <text:p text:style-name="P2"><text:span text:style-name="T1">Note: 1C0..1FF: Also used as a 256 color palette.</text:span></text:p>
                    <text:list>
                      <text:list-item>
                        <text:p text:style-name="P2"><text:span text:style-name="T1">Each 64b glyph contains four 16-bit colors.</text:span></text:p>
                      </text:list-item>
                    </text:list>
                  </text:list-item>
                </text:list>
              </text:list-item>
              <text:list-item>
                <text:p text:style-name="P2"><text:span text:style-name="T1">Attributes:</text:span></text:p>
                <text:list>
                  <text:list-item>
                    <text:p text:style-name="P2"><text:span text:style-name="T1">(15:14): Blink (None, Fast, Slow, Blink Alternate/Reverse)</text:span></text:p>
                  </text:list-item>
                  <text:list-item>
                    <text:p text:style-name="P2"><text:span text:style-name="T1">(12): Overline</text:span></text:p>
                  </text:list-item>
                  <text:list-item>
                    <text:p text:style-name="P2"><text:span text:style-name="T1">(11): Underline</text:span></text:p>
                  </text:list-item>
                  <text:list-item>
                    <text:p text:style-name="P2"><text:span text:style-name="T1">(10): Strike-throug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lor Cell Mode 3.3</text:p>
          </draw:text-box>
        </draw:frame>
        <draw:frame presentation:style-name="pr5" draw:text-style-name="P3" draw:layer="layout" svg:width="25.199cm" svg:height="13.859cm" svg:x="1.4cm" svg:y="4.914cm" presentation:class="outline">
          <draw:text-box>
            <text:list text:style-name="L3">
              <text:list-item>
                <text:p text:style-name="P3"><text:span text:style-name="T2">DWords 0..3: Pairs of CLR15 endpoints.</text:span></text:p>
                <text:list>
                  <text:list-item>
                    <text:p text:style-name="P3"><text:span text:style-name="T2">CLR15: YVU654 or RGB555, depending on Screen Mode.</text:span></text:p>
                  </text:list-item>
                  <text:list-item>
                    <text:p text:style-name="P3"><text:span text:style-name="T2">Each DWORD contains a pair of colors (A and B)</text:span></text:p>
                  </text:list-item>
                  <text:list-item>
                    <text:p text:style-name="P3"><text:span text:style-name="T2">The high 2 bits of each DWORD are tag bits, or MBZ.</text:span></text:p>
                  </text:list-item>
                </text:list>
              </text:list-item>
              <text:list-item>
                <text:p><text:span text:style-name="T2">DWords 4..7: Endpoint Selection</text:span></text:p>
                <text:list>
                  <text:list-item>
                    <text:p><text:span text:style-name="T2">2 bits per pixel, interpolating between associated endpoints.</text:span></text:p>
                  </text:list-item>
                  <text:list-item>
                    <text:p><text:span text:style-name="T2">00=B, 01=(2/3)B+(1/3)A, 10=(1/3)B+(2/3)A, 11=A</text:span></text:p>
                  </text:list-item>
                  <text:list-item>
                    <text:p><text:span text:style-name="T2">Each DWORD is a 4x4 sub-block.</text:span></text:p>
                  </text:list-item>
                </text:list>
              </text:list-item>
              <text:list-item>
                <text:p><text:span text:style-name="T2">Format is conceptually similar to DXTn / BCn texture compressio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lor Cell Mode 3.1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Overall cell layout is basically the same as 3.3</text:p>
                <text:list>
                  <text:list-item>
                    <text:p>Just each sub-block is 4x8 pixels rather than 4x4</text:p>
                  </text:list-item>
                </text:list>
              </text:list-item>
              <text:list-item>
                <text:p>Main difference is that, in the sub-blocks, each 2-bit selector is instead a pair of 1 bit selectors.</text:p>
                <text:list>
                  <text:list-item>
                    <text:p>High bit applies to even scanlines.</text:p>
                  </text:list-item>
                  <text:list-item>
                    <text:p>Low bit applies to odd scanlines.</text:p>
                  </text:list-item>
                  <text:list-item>
                    <text:p>0=B, 1=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itmap, Mode 4x4x16bpp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3"><text:span text:style-name="T2">Whole screen uses a bitmap mode.</text:span></text:p>
              </text:list-item>
              <text:list-item>
                <text:p text:style-name="P3"><text:span text:style-name="T2">Each 256-bit cell holds a 4x4 block of pixels.</text:span></text:p>
                <text:list>
                  <text:list-item>
                    <text:p text:style-name="P3"><text:span text:style-name="T2">The pixels are in raster order starting from the LSB.</text:span></text:p>
                  </text:list-item>
                  <text:list-item>
                    <text:p text:style-name="P3"><text:span text:style-name="T2">This allows easy copying from a linear framebuffer.</text:span></text:p>
                  </text:list-item>
                  <text:list-item>
                    <text:p text:style-name="P3"><text:span text:style-name="T2">Each pixel is in Pixels are either YVU655 or RGB565 (depending on screen mode)</text:span></text:p>
                    <text:list>
                      <text:list-item>
                        <text:p text:style-name="P3"><text:span text:style-name="T2">YVU655: (15:10)=Y, (9:5)=V / Cr, (4:0)=U / Cb</text:span></text:p>
                      </text:list-item>
                      <text:list-item>
                        <text:p text:style-name="P3"><text:span text:style-name="T2">RGB565: (15:11)=R, (10:5)=G, (4:0)=B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2">Setting Half Width cells will use 4x4x8bpp indexed color (256 color via palette)</text:span></text:p>
                <text:list>
                  <text:list-item>
                    <text:p><text:span text:style-name="T2">Screen mode selects if palette colors are YUV or RGB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itmap Mode, 8x8x4bp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Reuses the same basic layout as the 4x4 mode.</text:p>
                <text:list>
                  <text:list-item>
                    <text:p>Each 16-bit unit is split into 4 pixels (2x2 block)</text:p>
                  </text:list-item>
                  <text:list-item>
                    <text:p>These sub-block pixels are similarly in raster order.</text:p>
                  </text:list-item>
                  <text:list-item>
                    <text:p>Each 4-bit pixel holds an RGBI value (i, r, g, b)</text:p>
                    <text:list>
                      <text:list-item>
                        <text:p>Functionally analogous to the VGA 4bpp mode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8-31T23:13:02.58</meta:creation-date>
    <meta:editing-duration>PT3H50M16S</meta:editing-duration>
    <meta:editing-cycles>11</meta:editing-cycles>
    <dc:date>2019-09-01T13:38:56.35</dc:date>
    <meta:generator>OpenOffice/4.1.2$Win32 OpenOffice.org_project/412m3$Build-9782</meta:generator>
    <meta:document-statistic meta:object-count="73"/>
  </office:meta>
</office:document-meta>
</file>